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uston Airline </text:p>
      <text:p text:style-name="Standard"/>
      <text:p text:style-name="Standard">Who did it: DHS has come to the conclusion that the most probable suspects of this stock market catastrophe were criminals occupying Wall Street specifically Janet Graham, Karl Engles, and Anthony Downs. Also through the groups Lulzsec, Emanon, and Cyber Jockies these individuals were connected. Richard Miller went to LA, and picked up a virus while he was there. He was instructed to download a file to access the server, so he did and thought nothing of it. Engles was in LA and being a computer programmer, he could have easily done it. Engles was also in contact with Venezuela. Venezuela wanted <text:s/>America to fall. </text:p>
      <text:p text:style-name="Standard"/>
      <text:p text:style-name="Standard"/>
      <text:p text:style-name="Standard"/>
      <text:p text:style-name="Standard">Why did they do it: Graham, Engles, and Downs all wanted to do away with global capitalism and want the government to be able to hand out money and run businesses. Engles is also connected to Venezuela which is a county who's leader wants to watch the U.S. <text:s/>Fall and benefit from the devaluation of the American dollar. </text:p>
      <text:p text:style-name="Standard"/>
      <text:p text:style-name="Standard"/>
      <text:p text:style-name="Standard">How should the US respond: <text:s/>The United States should do a full investigation on Occupy Wall Street and all the members listed above. Investigate the accident with Debora Spar, to see if the person who ran into her was an accomplice of the occupy wallstreet mov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5T16:10:16</meta:creation-date>
    <meta:document-statistic meta:table-count="0" meta:image-count="0" meta:object-count="0" meta:page-count="1" meta:paragraph-count="4" meta:word-count="211" meta:character-count="1221"/>
    <dc:date>2012-07-25T16:27:36</dc:date>
    <dc:creator>Cyber Discovery</dc:creator>
    <meta:editing-duration>PT00H01M48S</meta:editing-duration>
    <meta:editing-cycles>1</meta:editing-cycles>
    <meta:generator>OpenOffice.org/3.2$Linux OpenOffice.org_project/320m12$Build-9483</meta:generator>
  </office:meta>
</office:document-meta>
</file>